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585CA3924070B5D66D.png" manifest:media-type="image/png"/>
  <manifest:file-entry manifest:full-path="Pictures/100000000000032000000258517857860A6E62C8.png" manifest:media-type="image/png"/>
  <manifest:file-entry manifest:full-path="Pictures/100000000000032000000258CC52EE8A0507F08B.png" manifest:media-type="image/png"/>
  <manifest:file-entry manifest:full-path="Pictures/1000000000000320000002586DD568881FD7D215.png" manifest:media-type="image/png"/>
  <manifest:file-entry manifest:full-path="Pictures/100000000000032000000258BF540E15345061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6in" svg:height="4.4902in" draw:z-index="0"><draw:image xlink:href="Pictures/1000000000000320000002585CA3924070B5D66D.png" xlink:type="simple" xlink:show="embed" xlink:actuate="onLoad" draw:mime-type="image/png"/></draw:frame></text:p>
      <text:p text:style-name="P1"><draw:frame draw:style-name="fr1" draw:name="Image2" text:anchor-type="as-char" svg:width="6in" svg:height="4.4902in" draw:z-index="1"><draw:image xlink:href="Pictures/100000000000032000000258CC52EE8A0507F08B.png" xlink:type="simple" xlink:show="embed" xlink:actuate="onLoad" draw:mime-type="image/png"/></draw:frame></text:p>
      <text:p text:style-name="P1"><text:soft-page-break/><draw:frame draw:style-name="fr3" draw:name="Image3" text:anchor-type="as-char" svg:y="-4.3484in" svg:width="6in" svg:height="4.5in" draw:z-index="2"><draw:image xlink:href="Pictures/1000000000000320000002586DD568881FD7D215.png" xlink:type="simple" xlink:show="embed" xlink:actuate="onLoad" draw:mime-type="image/png"/></draw:frame></text:p>
      <text:p text:style-name="P1"><draw:frame draw:style-name="fr2" draw:name="Image4" text:anchor-type="as-char" svg:width="6in" svg:height="4.5in" draw:z-index="3"><draw:image xlink:href="Pictures/100000000000032000000258BF540E1534506196.png" xlink:type="simple" xlink:show="embed" xlink:actuate="onLoad" draw:mime-type="image/png"/></draw:frame></text:p>
      <text:p text:style-name="P1"><text:soft-page-break/><draw:frame draw:style-name="fr1" draw:name="Image5" text:anchor-type="as-char" svg:width="6.9252in" svg:height="5.1937in" draw:z-index="4"><draw:image xlink:href="Pictures/100000000000032000000258517857860A6E62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omas Brogan</meta:initial-creator>
    <meta:creation-date>2023-10-07T02:30:01.556000000</meta:creation-date>
    <dc:date>2023-10-07T02:32:33.346000000</dc:date>
    <dc:creator>Thomas Brogan</dc:creator>
    <meta:editing-duration>PT2M31S</meta:editing-duration>
    <meta:editing-cycles>1</meta:editing-cycles>
    <meta:document-statistic meta:table-count="0" meta:image-count="5" meta:object-count="0" meta:page-count="3" meta:paragraph-count="5" meta:word-count="0" meta:character-count="0" meta:non-whitespace-character-count="0"/>
    <meta:generator>LibreOffice/7.5.3.2$Windows_X86_64 LibreOffice_project/9f56dff12ba03b9acd7730a5a481eea045e468f3</meta:generator>
  </office:meta>
</office:document-meta>
</file>